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in" fo:margin-bottom="0in" loext:contextual-spacing="false"/>
    </style:style>
    <style:style style:name="P3" style:family="paragraph" style:parent-style-name="Heading_20_2" style:list-style-name="L1">
      <style:text-properties officeooo:rsid="000e14dc"/>
    </style:style>
    <style:style style:name="P4" style:family="paragraph" style:parent-style-name="Text_20_body">
      <style:text-properties officeooo:rsid="000e14dc"/>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style:writing-mode="lr-tb"/>
    </style:style>
    <style:style style:name="P7" style:family="paragraph" style:parent-style-name="Text_20_body">
      <style:paragraph-properties fo:text-align="center" style:justify-single-word="false" style:writing-mode="lr-tb"/>
    </style:style>
    <style:style style:name="T1" style:family="text">
      <style:text-properties fo:color="#000080" style:font-name="Liberation Serif" fo:font-size="18pt" fo:language="zxx" fo:country="none" style:text-underline-style="solid" style:text-underline-width="auto" style:text-underline-color="font-color" fo:font-weight="bold" officeooo:rsid="0011a451" style:font-name-asian="Noto Serif CJK SC" style:font-size-asian="18pt" style:language-asian="zxx" style:country-asian="none" style:font-weight-asian="bold" style:font-name-complex="Lohit Devanagari" style:font-size-complex="18pt" style:language-complex="zxx" style:country-complex="none"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hreadDataList">
        <text:section text:style-name="Sect1" text:name="threadListItemContents_16538250">
          <text:list xml:id="list2620859541" text:style-name="L1">
            <text:list-item>
              <text:list>
                <text:list-header>
                  <text:h text:style-name="P3" text:outline-level="2">5-1 Discussion: External Loss</text:h>
                </text:list-header>
              </text:list>
            </text:list-item>
          </text:list>
          <text:p text:style-name="P2">Michael Surdek posted Nov 10, 2021 8:08 PM</text:p>
          <text:p text:style-name="P2"><text:bookmark text:name="d2l_3_3_235"/>This page automatically marks posts as read as you scroll.</text:p>
          <text:p text:style-name="Text_20_body"><text:bookmark text:name="d2l_3_6_146"/><text:a xlink:type="simple" xlink:href="javascript:void(0);" text:style-name="Internet_20_link" text:visited-style-name="Visited_20_Internet_20_Link">Adjust automatic marking as read setting</text:a> </text:p>
          <text:p text:style-name="Text_20_body">To supplement their own internal loss data collection and analysis, companies often turn to external sources of loss data that record operational risk events within an industry. These external sources are typically in the form of either subscription databases or consortium memberships. Subscription databases are based on publicly available information such as legal documents and news articles. Consortium data comes from and is only distributed to member organizations. For this reason, consortium data may be less comprehensive, but it is likely like than a subscription service to suffer from availability bias.</text:p>
          <text:p text:style-name="Text_20_body">One external loss event subscription database is the Global Operations and Loss Database (GOLD), which is managed by UK Finance, a British financial services trade association. This service began in 2000 and has helped to improve the operational risk management practices of many companies since the launch of the Basel II standards. On top of the database itself, subscribers are able to use the GOLD platform for other operational risk framework elements such as risk and control self-assessment, capital modeling, scenario analysis, and key performance indicators. Additionally, GOLD claims to be a near real-time service, which is large benefit in today's fast-paced and ever-changing business world.</text:p>
          <text:p text:style-name="P6">Company XYZ would be wise to complement the analysis of their insurance claims file with a subscription to an operational loss event database from an external source. Whether they choose to subscribe to GOLD or another service such as IBM Algo FIRST, having data on events from outside their own company would make them better suited to prepare for and mitigate operational risk. Our textbook states, "comparing internal loss patterns to external loss patterns can provide insight into whether the losses in a firm reflect the usual losses in their industry." (Girling, 2013) This means that they can map the events to the appropriate risk categories and business lines and then they can look for discrepancies between categories or between the overall size and quantities of the events internally and externally. Some subscription platforms provide the capability to scale losses, allowing for more accurate comparisons. "Using a powerful scaling algorithm or methodology, you can tailor external data to your organization’s exact analysis requirements." (SAS, 2015) This capability would improve Company XYZ's loss data analysis and complement their other operational risk management efforts.</text:p>
          <text:p text:style-name="P7">References:</text:p>
          <text:p text:style-name="Text_20_body">Girling, P. X. (2013). <text:span text:style-name="Emphasis">Operational Risk Management: A Complete Guide to a Successful Operational Risk Framework</text:span>. Wiley Professional Development (P&amp;T). Retrieved from https://mbsdirect.vitalsource.com/books/9781118983430</text:p>
          <text:p text:style-name="P6">SAS. (2015). <text:span text:style-name="Emphasis">SAS® OpRisk Global Data</text:span>. SAS Institute, Inc. Retrieved from https://www.sas.com/content/dam/SAS/en_us/doc/productbrief/sas-oprisk-global-data-101187.pdf</text:p>
          <text:p text:style-name="P4"/>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0:31:37.150545827</meta:creation-date>
    <dc:date>2021-11-13T12:27:27.350831826</dc:date>
    <meta:editing-duration>PT1H29M12S</meta:editing-duration>
    <meta:editing-cycles>3</meta:editing-cycles>
    <meta:generator>LibreOffice/6.4.7.2$Linux_X86_64 LibreOffice_project/40$Build-2</meta:generator>
    <meta:document-statistic meta:table-count="0" meta:image-count="0" meta:object-count="0" meta:page-count="1" meta:paragraph-count="10" meta:word-count="444" meta:character-count="3080" meta:non-whitespace-character-count="2646"/>
  </office:meta>
</office:document-meta>
</file>